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DejaVu Sans Light" svg:font-family="DejaVu Sans Light"/>
  </office:font-face-decls>
  <office:automatic-styles>
    <style:style style:family="text" style:name="T1" style:display-name="T1">
      <style:text-properties style:font-name="DejaVu Sans Light" fo:font-size="14pt" fo:language="en" fo:country="US" fo:font-weight="bold"/>
    </style:style>
    <style:style style:family="text" style:name="T2" style:display-name="T2">
      <style:text-properties style:font-name="DejaVu Sans Light"/>
    </style:style>
    <style:style style:family="text" style:name="T3" style:display-name="T3" style:parent-style-name="Internet-link-text">
      <style:text-properties style:font-name="DejaVu Sans Light"/>
    </style:style>
    <style:style style:family="text" style:name="T4" style:display-name="T4">
      <style:text-properties style:font-name="DejaVu Sans Light" fo:font-size="9pt" fo:font-weight="bold"/>
    </style:style>
    <style:style style:family="text" style:name="T5" style:display-name="T5">
      <style:text-properties style:font-name="DejaVu Sans Light" fo:font-size="12pt" fo:font-weight="bold"/>
    </style:style>
    <style:style style:family="text" style:name="T6" style:display-name="T6">
      <style:text-properties style:font-name="DejaVu Sans Light" fo:font-size="12pt"/>
    </style:style>
    <style:style style:family="text" style:name="T7" style:display-name="T7">
      <style:text-properties style:font-name="DejaVu Sans Light" fo:font-weight="bold"/>
    </style:style>
    <style:style style:family="text" style:name="T8" style:display-name="T8">
      <style:text-properties fo:font-weight="bold"/>
    </style:style>
    <style:style style:family="text" style:name="T9" style:display-name="T9">
      <style:text-properties style:font-name="DejaVu Sans Light" fo:font-size="12pt" fo:language="en" fo:country="US" fo:font-weight="normal" fo:text-transform="none"/>
    </style:style>
    <style:style style:family="paragraph" style:name="P10" style:display-name="P10" style:parent-style-name="CV">
      <style:paragraph-properties fo:text-indent="1.249cm" fo:margin-left="1.249cm" fo:margin-right="0cm"/>
      <style:text-properties style:font-name="DejaVu Sans Light"/>
    </style:style>
    <style:style style:family="paragraph" style:name="P11" style:display-name="P11" style:parent-style-name="CV">
      <style:text-properties style:font-name="DejaVu Sans Light" fo:font-size="12pt"/>
    </style:style>
    <style:style style:family="paragraph" style:name="P12" style:display-name="P12" style:parent-style-name="CV">
      <style:text-properties style:font-name="DejaVu Sans Light"/>
    </style:style>
    <style:style style:family="paragraph" style:name="P13" style:display-name="P13" style:parent-style-name="Normal">
      <style:text-properties style:font-name="DejaVu Sans Light" fo:font-weight="bold"/>
    </style:style>
    <style:style style:family="paragraph" style:name="P1" style:display-name="P1" style:parent-style-name="Corps-de-texte">
      <style:text-properties style:font-name="Arial" fo:font-size="18pt"/>
    </style:style>
    <style:style style:family="paragraph" style:name="P2" style:display-name="P2" style:parent-style-name="Corps-de-texte">
      <style:text-properties style:font-name="Arial" fo:font-size="12pt"/>
    </style:style>
    <style:style style:family="paragraph" style:name="P3" style:display-name="P3" style:parent-style-name="Corps-de-texte">
      <style:text-properties style:font-name="Arial" fo:font-size="12pt" fo:font-style="italic"/>
    </style:style>
    <style:style style:family="paragraph" style:name="P4" style:display-name="P4" style:parent-style-name="Normal">
      <style:paragraph-properties fo:break-before="page"/>
    </style:style>
    <style:style style:family="paragraph" style:name="P5" style:display-name="P5" style:parent-style-name="Normal"/>
    <style:style style:family="paragraph" style:name="P6" style:display-name="P6" style:parent-style-name="Normal">
      <style:text-properties style:font-name="DejaVu Sans Light"/>
    </style:style>
    <style:style style:family="paragraph" style:name="P7" style:display-name="P7" style:parent-style-name="Titre-1">
      <style:paragraph-properties fo:border-left="2.24pt solid #000000" fo:border-right="2.24pt solid #000000" fo:border-top="2.24pt solid #000000" fo:border-bottom="2.24pt solid #000000" fo:padding-left="0.141cm" fo:padding-right="0.141cm" fo:padding-top="0.035cm"/>
      <style:text-properties style:font-name="DejaVu Sans Light" fo:font-size="12pt"/>
    </style:style>
    <style:style style:family="paragraph" style:name="P8" style:display-name="P8" style:parent-style-name="Normal">
      <style:text-properties style:font-name="DejaVu Sans Light" fo:font-size="12pt"/>
    </style:style>
    <style:style style:family="paragraph" style:name="P9" style:display-name="P9" style:parent-style-name="CV"/>
    <style:style style:family="paragraph" style:name="P16" style:display-name="P16" style:list-style-name="L1">
      <style:paragraph-properties fo:text-align="left" fo:text-indent="0.000000cm" fo:line-height="100%" fo:background-color="transparent" fo:widows="2" fo:orphans="2" fo:margin-left="2.540000cm" fo:margin-right="0cm" style:writing-mode="lr" fo:padding-bottom="0cm" fo:padding-left="0cm" fo:padding-right="0cm" fo:padding-top="0cm">
        <style:tab-stops>
          <style:tab-stop style:type="left" style:position="-0.250000in"/>
        </style:tab-stops>
      </style:paragraph-properties>
      <style:text-properties style:font-name="DejaVu Sans Light" fo:font-size="12pt" fo:language="en" fo:country="US" fo:font-weight="normal" fo:text-transform="none"/>
    </style:style>
    <style:style style:family="paragraph" style:name="P14" style:display-name="P14">
      <style:paragraph-properties fo:break-before="page"/>
    </style:style>
    <style:style style:family="paragraph" style:name="P18" style:display-name="P18" style:parent-style-name="Normal">
      <style:paragraph-properties fo:text-indent="0cm" fo:margin-left="0.635cm" fo:margin-right="0cm">
        <style:tab-stops>
          <style:tab-stop style:type="left" style:position="0.250000in"/>
        </style:tab-stops>
      </style:paragraph-properties>
      <style:text-properties style:font-name="DejaVu Sans Light"/>
    </style:style>
    <style:style style:family="paragraph" style:name="P15" style:display-name="P15" style:parent-style-name="Normal">
      <style:text-properties style:font-name="DejaVu Sans Light" fo:font-size="10pt"/>
    </style:style>
    <style:style style:family="paragraph" style:name="P17" style:display-name="P17" style:list-style-name="L1">
      <style:paragraph-properties fo:text-align="left" fo:text-indent="0.000000cm" fo:line-height="100%" fo:background-color="transparent" fo:widows="2" fo:orphans="2" fo:margin-left="3.810000cm" fo:margin-right="0cm" style:writing-mode="lr" fo:padding-bottom="0cm" fo:padding-left="0cm" fo:padding-right="0cm" fo:padding-top="0cm">
        <style:tab-stops>
          <style:tab-stop style:type="left" style:position="-0.250000in"/>
          <style:tab-stop style:type="left" style:position="0.000000in"/>
        </style:tab-stops>
      </style:paragraph-properties>
      <style:text-properties style:font-name="DejaVu Sans Light" fo:font-size="12pt" fo:language="en" fo:country="US" fo:font-weight="normal" fo:text-transform="none"/>
    </style:style>
    <style:style style:family="section" style:name="Sect1" style:display-name="Sect1"/>
    <style:style style:family="graphic" style:name="graphic1" style:display-name="graphic1" style:parent-style-name="Frame">
      <style:graphic-properties fo:background-color="transparent" style:wrap="run-through" style:run-through="foreground" style:vertical-pos="from-top" style:vertical-rel="paragraph" style:horizontal-pos="from-left" style:horizontal-rel="paragraph" fo:padding="0cm"/>
    </style:style>
    <style:page-layout style:name="PLayout2">
      <style:page-layout-properties fo:margin-top="2.499cm" fo:margin-bottom="2.499cm" fo:margin-left="2.499cm" fo:margin-right="2.499cm"/>
    </style:page-layout>
    <style:page-layout style:name="Standard">
      <style:page-layout-properties fo:margin-top="2.499cm" fo:margin-bottom="2.499cm" fo:margin-left="2.499cm" fo:margin-right="2.499cm"/>
    </style:page-layout>
    <text:list-style style:name="L1">
      <text:list-level-style-bullet text:level="2" text:bullet-char="•">
        <style:list-level-properties fo:text-indent="0.000000cm" text:space-before="0cm" text:min-label-width="0.635000cm" fo:margin-left="2.540000cm"/>
        <style:text-properties style:font-name="FreeSerif"/>
      </text:list-level-style-bullet>
    </text:list-style>
  </office:automatic-styles>
  <office:body>
    <office:text>
      <text:section text:style-name="Sect1" text:name="Section1">
        <draw:frame draw:name="Frame1" draw:style-name="graphic1" draw:z-index="0" text:anchor-type="paragraph" svg:x="9.285cm" svg:y="-0.402cm" svg:width="7.938cm">
          <draw:text-box fo:min-height="2.431cm">
            <text:p text:style-name="P1">L3 MIAGE à Sophia-Antipolis</text:p>
            <text:p text:style-name="P2"/>
            <text:p text:style-name="P3"/>
          </draw:text-box>
        </draw:frame>
        <text:p text:style-name="P4"><text:span text:style-name="T1">Maxime MOINEAU</text:span></text:p>
        <text:p text:style-name="P5"/>
        <text:p text:style-name="P6"/>
        <text:p text:style-name="P5"><text:span text:style-name="T2">Tel : +33 6 26 14 11 93</text:span></text:p>
        <text:p text:style-name="P6"/>
        <text:p text:style-name="P5"><text:span text:style-name="T3">maxime.moineau.dev@gmail.com</text:span></text:p>
        <text:p text:style-name="P6"/>
        <text:p text:style-name="P6">21 ans, permis B. </text:p>
        <text:p text:style-name="P6"/>
        <text:p text:style-name="P7">FORMATION</text:p>
        <text:p text:style-name="P8"/>
        <text:p text:style-name="P5"><text:span text:style-name="T4">2017 <text:tab/><text:tab/>L3 MIAGE </text:span></text:p>
        <text:p text:style-name="P5"><text:span text:style-name="T4"><text:tab/><text:tab/>Sophia-Antipolis.</text:span></text:p>
        <text:p text:style-name="P5"/>
        <text:p text:style-name="P5"><text:span text:style-name="T4">2016-2017<text:tab/></text:span><text:span text:style-name="T5">3ème année de cycle ingénieur </text:span><text:span text:style-name="T6"><text:line-break/><text:tab/><text:tab/></text:span><text:span text:style-name="T2">Polytech Nice.</text:span></text:p>
        <text:p text:style-name="P8"/>
        <text:p text:style-name="P9"><text:span text:style-name="T4">2014 à 2016</text:span><text:span text:style-name="T2"><text:tab/></text:span><text:span text:style-name="T5">Obtention d’un DUT informatique</text:span></text:p>
        <text:p text:style-name="P10">IUT de NICE/FABRON</text:p>
        <text:p text:style-name="P10"><text:tab/><text:tab/></text:p>
        <text:p text:style-name="P9"><text:span text:style-name="T4">2013 à 2014<text:tab/></text:span><text:span text:style-name="T5">Première année de classe préparatoire intégrée<text:tab/><text:tab/><text:tab/><text:tab/></text:span><text:span text:style-name="T2">Polytech</text:span><text:span text:style-name="T7"> </text:span><text:span text:style-name="T2">Nice</text:span></text:p>
        <text:p text:style-name="P11"/>
        <text:p text:style-name="P9"><text:span text:style-name="T4">2010 à 2013<text:tab/></text:span><text:span text:style-name="T5">Baccalauréat S<text:tab/><text:tab/><text:tab/><text:tab/></text:span></text:p>
        <text:p text:style-name="P9"><text:span text:style-name="T5"><text:tab/><text:tab/></text:span><text:span text:style-name="T2">Lycée Cézanne, Aix-en-Provence</text:span></text:p>
        <text:p text:style-name="P12"><text:tab/><text:tab/>Mention bien</text:p>
        <text:p text:style-name="P12"/>
        <text:p text:style-name="P6"/>
        <text:p text:style-name="P7">COMPETENCES</text:p>
        <text:p text:style-name="P8"/>
        <text:p text:style-name="P13">Informatique <text:tab/></text:p>
        <text:p text:style-name="P13"/>
        <text:p text:style-name="P5"><text:span text:style-name="T7"><text:tab/></text:span><text:span text:style-name="T7">Réseaux</text:span></text:p>
        <text:p text:style-name="P6"><text:tab/><text:tab/><text:tab/><text:tab/>Topologie, protocoles, couches OSI</text:p>
        <text:p text:style-name="P6"/>
        <text:p text:style-name="P6"><text:tab/><text:span text:style-name="T8">Programmation orientée Objet </text:span></text:p>
        <text:p text:style-name="P5"><text:span text:style-name="T2"><text:tab/><text:tab/><text:tab/><text:tab/></text:span><text:span text:style-name="T7">J</text:span><text:span text:style-name="T7">ava, </text:span><text:span text:style-name="T2">c++ et de C#</text:span></text:p>
        <text:p text:style-name="P6"><text:tab/></text:p>
        <text:p text:style-name="P6"><text:tab/><text:span text:style-name="T8">Programmation procédurale</text:span> <text:tab/><text:tab/></text:p>
        <text:p text:style-name="P5"><text:span text:style-name="T2"><text:tab/><text:tab/><text:tab/><text:tab/></text:span><text:span text:style-name="T7">C</text:span><text:span text:style-name="T2">, shell Linux, python</text:span></text:p>
        <text:p text:style-name="P6"><text:tab/></text:p>
        <text:p text:style-name="P6"><text:tab/><text:span text:style-name="T8">Base de données relationnelle</text:span></text:p>
        <text:p text:style-name="P5"><text:span text:style-name="T7"><text:tab/><text:tab/><text:tab/><text:tab/>SQL</text:span><text:span text:style-name="T2"> et PLSQL</text:span></text:p>
        <text:p text:style-name="P6"><text:tab/></text:p>
        <text:p text:style-name="P6"><text:tab/><text:span text:style-name="T8">Web</text:span></text:p>
        <text:p text:style-name="P5"><text:span text:style-name="T7"><text:tab/><text:tab/><text:tab/><text:tab/>Laravel 4.2</text:span><text:span text:style-name="T2">, </text:span><text:span text:style-name="T7">PHP</text:span><text:span text:style-name="T2">,</text:span><text:span text:style-name="T7"> </text:span><text:span text:style-name="T2"> HTML/CSS/BOOTSTRAP, </text:span><text:span text:style-name="T7">  <text:s text:c="160"/></text:span><text:span text:style-name="T2">javascript</text:span></text:p>
        <text:p text:style-name="P6"><text:tab/></text:p>
        <text:p text:style-name="P6"><text:tab/><text:span text:style-name="T8">Mobile </text:span></text:p>
        <text:p text:style-name="P6"><text:tab/><text:tab/><text:tab/><text:tab/>Notions d’Android</text:p>
        <text:p text:style-name="P6"><text:tab/></text:p>
        <text:p text:style-name="P6"><text:tab/><text:span text:style-name="T8">Modélisation </text:span></text:p>
        <text:p text:style-name="P5"><text:span text:style-name="T2"><text:tab/><text:tab/><text:tab/><text:tab/></text:span><text:span text:style-name="T7">UML</text:span><text:span text:style-name="T2">, ORM-NIAM</text:span><text:span text:style-name="T7"> </text:span></text:p>
        <text:p text:style-name="P13">Langues <text:tab/><text:tab/></text:p>
        <text:p text:style-name="P5"><text:span text:style-name="T7"><text:tab/></text:span><text:span text:style-name="T2">Anglais, Espagnol (notions)</text:span></text:p>
        <text:p text:style-name="P14"/>
        <text:p text:style-name="P6"/>
        <text:p text:style-name="P6"/>
        <text:p text:style-name="P7">EXPERIENCES PROFESSIONNELLES ET PROJETS</text:p>
        <text:p text:style-name="P8"/>
        <text:p text:style-name="P15"><text:span text:style-name="T8">Aout 2017</text:span> <text:tab/><text:span text:style-name="T8">Stage de système</text:span> à l’agence de maintenance informatique Clicordi <text:tab/><text:tab/><text:tab/>(Peymeinade). 1 mois<text:line-break/><text:tab/><text:tab/>Objet du stage : Préparer une solution GLPI pour le monitoring de machines <text:tab/><text:tab/>chez un client distant</text:p>
        <text:p text:style-name="P5"><text:span text:style-name="T7">2016-2017</text:span><text:span text:style-name="T2"> <text:tab/></text:span></text:p>
        <text:p text:style-name="P6"/>
        <text:p text:style-name="P5"><text:span text:style-name="T2"><text:tab/><text:tab/></text:span><text:span text:style-name="T7">Google Hashcode </text:span><text:span text:style-name="T2">: </text:span><text:span text:style-name="T7"> </text:span><text:span text:style-name="T2">Le sujet 2017 demandait une solution permettant <text:tab/><text:tab/><text:tab/><text:tab/><text:tab/>d'optimiser l'accès à des vidéos youtube par les <text:tab/><text:tab/><text:tab/><text:tab/><text:tab/><text:tab/>internautes au moyen de serveurs "relais".<text:tab/></text:span></text:p>
        <text:p text:style-name="P6"/>
        <text:p text:style-name="P5"><text:span text:style-name="T7"><text:tab/><text:tab/>Projet ISLAND</text:span><text:span text:style-name="T2"> : <text:tab/>Projet d'exploration d'ile par équipe, en compétition <text:tab/><text:tab/><text:tab/><text:tab/><text:tab/>sur 1 semestre (langage java)</text:span></text:p>
        <text:p text:style-name="P6"/>
        <text:p text:style-name="P5"><text:span text:style-name="T7"><text:tab/><text:tab/>Projet BRA!NFUCK</text:span><text:span text:style-name="T2"> : Interpréteur/transcodeur BRAINFUCK (langage java)</text:span></text:p>
        <text:p text:style-name="P6"/>
        <text:p text:style-name="P5"><text:span text:style-name="T7"><text:tab/><text:tab/>Projet DEViNT </text:span><text:span text:style-name="T2">: <text:tab/>Jeu vidéo (tamagochi) créé pour les mal-voyants de <text:tab/><text:tab/><text:tab/><text:tab/><text:tab/>l'école du Château (NICE) (langage javaFx)</text:span></text:p>
        <text:p text:style-name="P6"/>
        <text:p text:style-name="P5"><text:span text:style-name="T7"><text:tab/><text:tab/>Projet DRONE_DELIVERY : </text:span><text:span text:style-name="T2">Projet</text:span><text:span text:style-name="T7"> </text:span><text:span text:style-name="T2">type google hashcode ayant pour but de <text:tab/><text:tab/><text:tab/><text:tab/><text:tab/>fournir une solution la plus efficace possible pour livrer <text:tab/><text:tab/><text:tab/><text:tab/><text:tab/>des produits avec une flotte de drone. (par équipe, <text:tab/><text:tab/><text:tab/><text:tab/><text:tab/>langage java)</text:span></text:p>
        <text:p text:style-name="P6"/>
        <text:p text:style-name="P5"><text:span text:style-name="T2"><text:tab/><text:tab/></text:span><text:span text:style-name="T7">Stage Développement web</text:span><text:span text:style-name="T2"> à l'agence CKC-net (Sophia Antipolis), 3 mois</text:span></text:p>
        <text:p text:style-name="P13"><text:tab/><text:tab/></text:p>
        <text:p text:style-name="P5"><text:span text:style-name="T7"><text:tab/><text:tab/>Projet CafetVirtuelle : </text:span><text:span text:style-name="T2">Projet visant a moderniser une cafétéria d'une <text:tab/><text:tab/><text:tab/><text:tab/><text:tab/>université en permettant des échanges entre les <text:tab/><text:tab/><text:tab/><text:tab/><text:tab/><text:tab/>tables de la cafétéria (jeu, message, repérage dans <text:tab/><text:tab/><text:tab/><text:tab/><text:tab/>l'espace) (par équipe, java swing)</text:span></text:p>
        <text:p text:style-name="P13"/>
        <text:p text:style-name="P13"/>
        <text:p text:style-name="P5"><text:span text:style-name="T7">2010-2012</text:span><text:span text:style-name="T2"> <text:s/><text:tab/>Services Techniques Mairie, (Meyrargues), 1 mois</text:span></text:p>
        <text:p text:style-name="P6"/>
        <text:p text:style-name="P5"><text:span text:style-name="T2"> <text:tab/><text:tab/></text:span><text:span text:style-name="T7">Stage</text:span><text:span text:style-name="T2"> de 2nde (TECHPAP, Grenoble), 1 mois</text:span></text:p>
        <text:p text:style-name="P6"/>
        <text:p text:style-name="P5"><text:span text:style-name="T2"> <text:tab/><text:tab/></text:span><text:span text:style-name="T7">Stage</text:span><text:span text:style-name="T2"> de 3ème (AREVA TA, Aix les milles)</text:span></text:p>
        <text:p text:style-name="P6"/>
        <text:p text:style-name="P6"/>
        <text:p text:style-name="P6"/>
        <text:p text:style-name="P7">LOISIRS</text:p>
        <text:p text:style-name="P8"/>
        <text:list text:style-name="L1">
          <text:list-item>
            <text:p text:style-name="P16">Sports (Canyoning, escalade, parkour, longboard<text:line-break/><text:span text:style-name="T9">( youtube :</text:span><text:a xlink:href="https://www.youtube.com/channel/UCP4wNA2xy48RG7XbY8DHINw">https://www.youtube.com/channel/UCP4wNA2xy48RG7XbY8DHINw</text:a> )</text:p>
            <text:list>
              <text:list-item>
                <text:p text:style-name="P17">Informatique (Montage de machines, réparations, jeu vidéo, programmation)</text:p>
              </text:list-item>
              <text:list-item>
                <text:p text:style-name="P17">Photographie</text:p>
              </text:list-item>
            </text:list>
          </text:list-item>
        </text:list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Wingdings" svg:font-family="Wingdings"/>
    <style:font-face style:name="Symbol" svg:font-family="Symbol"/>
    <style:font-face style:name="Arial" svg:font-family="Arial"/>
    <style:font-face style:name="News Gothic MT" svg:font-family="News Gothic MT"/>
    <style:font-face style:name="Liberation Serif" svg:font-family="Liberation Serif"/>
    <style:font-face style:name="DejaVu Sans Light" svg:font-family="DejaVu Sans Light"/>
    <style:font-face style:name="ZapfDingbats, 'Zapf Dingbats'" svg:font-family="ZapfDingbats, 'Zapf Dingbats'"/>
    <style:font-face style:name="Courier New" svg:font-family="Courier New"/>
    <style:font-face style:name="ZapfDingbats" svg:font-family="ZapfDingbats"/>
  </office:font-face-decls>
  <office:styles>
    <style:default-style style:family="paragraph">
      <style:paragraph-properties style:tab-stop-distance="1.249cm"/>
    </style:default-style>
    <style:style style:family="text" style:name="WW8Num11z1-text" style:display-name="WW8Num11z1_text" style:next-style-name="WW8Num11z1-text">
      <style:text-properties style:font-name="Courier New"/>
    </style:style>
    <style:style style:family="text" style:name="WW8Num19z0-text" style:display-name="WW8Num19z0_text" style:next-style-name="WW8Num19z0-text">
      <style:text-properties style:font-name="ZapfDingbats, 'Zapf Dingbats'"/>
    </style:style>
    <style:style style:family="text" style:name="WW8Num36z4-text" style:display-name="WW8Num36z4_text" style:next-style-name="WW8Num36z4-text">
      <style:text-properties style:font-name="Courier New"/>
    </style:style>
    <style:style style:family="text" style:name="WW8Num31z4-text" style:display-name="WW8Num31z4_text" style:next-style-name="WW8Num31z4-text">
      <style:text-properties style:font-name="Courier New"/>
    </style:style>
    <style:style style:family="text" style:name="WW8Num14z0-text" style:display-name="WW8Num14z0_text" style:next-style-name="WW8Num14z0-text">
      <style:text-properties style:font-name="Wingdings"/>
    </style:style>
    <style:style style:family="text" style:name="WW8Num27z3-text" style:display-name="WW8Num27z3_text" style:next-style-name="WW8Num27z3-text">
      <style:text-properties style:font-name="Symbol"/>
    </style:style>
    <style:style style:family="text" style:name="WW8Num11z0-text" style:display-name="WW8Num11z0_text" style:next-style-name="WW8Num11z0-text">
      <style:text-properties style:font-name="Wingdings"/>
    </style:style>
    <style:style style:family="text" style:name="WW8Num16z0-text" style:display-name="WW8Num16z0_text" style:next-style-name="WW8Num16z0-text">
      <style:text-properties style:font-name="ZapfDingbats, 'Zapf Dingbats'"/>
    </style:style>
    <style:style style:family="text" style:name="WW8Num12z4-text" style:display-name="WW8Num12z4_text" style:next-style-name="WW8Num12z4-text">
      <style:text-properties style:font-name="Courier New"/>
    </style:style>
    <style:style style:family="text" style:name="WW-CharLFO3LVL9-text" style:display-name="WW_CharLFO3LVL9_text" style:next-style-name="WW-CharLFO3LVL9-text">
      <style:text-properties style:font-name="Wingdings"/>
    </style:style>
    <style:style style:family="text" style:name="WW-CharLFO3LVL6-text" style:display-name="WW_CharLFO3LVL6_text" style:next-style-name="WW-CharLFO3LVL6-text">
      <style:text-properties style:font-name="Wingdings"/>
    </style:style>
    <style:style style:family="text" style:name="WW8Num20z0-text" style:display-name="WW8Num20z0_text" style:next-style-name="WW8Num20z0-text">
      <style:text-properties style:font-name="Symbol"/>
    </style:style>
    <style:style style:family="text" style:name="WW8Num25z0-text" style:display-name="WW8Num25z0_text" style:next-style-name="WW8Num25z0-text">
      <style:text-properties style:font-name="Symbol"/>
    </style:style>
    <style:style style:family="text" style:name="WW8Num27z1-text" style:display-name="WW8Num27z1_text" style:next-style-name="WW8Num27z1-text">
      <style:text-properties style:font-name="Courier New"/>
    </style:style>
    <style:style style:family="text" style:name="WW8Num17z2-text" style:display-name="WW8Num17z2_text" style:next-style-name="WW8Num17z2-text">
      <style:text-properties style:font-name="Wingdings"/>
    </style:style>
    <style:style style:family="text" style:name="WW8Num23z0-text" style:display-name="WW8Num23z0_text" style:next-style-name="WW8Num23z0-text">
      <style:text-properties style:font-name="ZapfDingbats, 'Zapf Dingbats'"/>
    </style:style>
    <style:style style:family="text" style:name="WW8Num31z1-text" style:display-name="WW8Num31z1_text" style:next-style-name="WW8Num31z1-text">
      <style:text-properties style:font-name="Symbol"/>
    </style:style>
    <style:style style:family="text" style:name="WW8Num12z1-text" style:display-name="WW8Num12z1_text" style:next-style-name="WW8Num12z1-text">
      <style:text-properties style:font-name="Symbol"/>
    </style:style>
    <style:style style:family="text" style:name="WW8Num17z1-text" style:display-name="WW8Num17z1_text" style:next-style-name="WW8Num17z1-text">
      <style:text-properties style:font-name="Courier New"/>
    </style:style>
    <style:style style:family="text" style:name="WW8Num13z1-text" style:display-name="WW8Num13z1_text" style:next-style-name="WW8Num13z1-text">
      <style:text-properties style:font-name="Courier New"/>
    </style:style>
    <style:style style:family="text" style:name="WW8Num31z0-text" style:display-name="WW8Num31z0_text" style:next-style-name="WW8Num31z0-text">
      <style:text-properties style:font-name="Wingdings"/>
    </style:style>
    <style:style style:family="text" style:name="WW8Num36z0-text" style:display-name="WW8Num36z0_text" style:next-style-name="WW8Num36z0-text">
      <style:text-properties style:font-name="Wingdings"/>
    </style:style>
    <style:style style:family="text" style:name="WW8Num29z0-text" style:display-name="WW8Num29z0_text" style:next-style-name="WW8Num29z0-text">
      <style:text-properties style:font-name="Symbol"/>
    </style:style>
    <style:style style:family="text" style:name="WW8Num37z3-text" style:display-name="WW8Num37z3_text" style:next-style-name="WW8Num37z3-text">
      <style:text-properties style:font-name="Symbol"/>
    </style:style>
    <style:style style:family="text" style:name="WW8Num18z0-text" style:display-name="WW8Num18z0_text" style:next-style-name="WW8Num18z0-text">
      <style:text-properties style:font-name="Symbol"/>
    </style:style>
    <style:style style:family="text" style:name="WW-CharLFO3LVL8-text" style:display-name="WW_CharLFO3LVL8_text" style:next-style-name="WW-CharLFO3LVL8-text">
      <style:text-properties style:font-name="Courier New"/>
    </style:style>
    <style:style style:family="text" style:name="WW8Num26z0-text" style:display-name="WW8Num26z0_text" style:next-style-name="WW8Num26z0-text">
      <style:text-properties style:font-name="ZapfDingbats, 'Zapf Dingbats'"/>
    </style:style>
    <style:style style:family="text" style:name="WW8Num10z0-text" style:display-name="WW8Num10z0_text" style:next-style-name="WW8Num10z0-text">
      <style:text-properties style:font-name="Symbol"/>
    </style:style>
    <style:style style:family="text" style:name="WW8Num37z1-text" style:display-name="WW8Num37z1_text" style:next-style-name="WW8Num37z1-text">
      <style:text-properties style:font-name="Courier New"/>
    </style:style>
    <style:style style:family="text" style:name="WW8Num27z0-text" style:display-name="WW8Num27z0_text" style:next-style-name="WW8Num27z0-text">
      <style:text-properties style:font-name="Wingdings"/>
    </style:style>
    <style:style style:family="text" style:name="WW-CharLFO3LVL7-text" style:display-name="WW_CharLFO3LVL7_text" style:next-style-name="WW-CharLFO3LVL7-text">
      <style:text-properties style:font-name="Symbol"/>
    </style:style>
    <style:style style:family="text" style:name="WW8Num32z0-text" style:display-name="WW8Num32z0_text" style:next-style-name="WW8Num32z0-text">
      <style:text-properties style:font-name="ZapfDingbats, 'Zapf Dingbats'"/>
    </style:style>
    <style:style style:family="text" style:name="WW8Num37z0-text" style:display-name="WW8Num37z0_text" style:next-style-name="WW8Num37z0-text">
      <style:text-properties style:font-name="Wingdings"/>
    </style:style>
    <style:style style:family="text" style:name="WW-CharLFO3LVL2-text" style:display-name="WW_CharLFO3LVL2_text" style:next-style-name="WW-CharLFO3LVL2-text">
      <style:text-properties style:font-name="Courier New"/>
    </style:style>
    <style:style style:family="text" style:name="WW-CharLFO2LVL1-text" style:display-name="WW_CharLFO2LVL1_text" style:next-style-name="WW-CharLFO2LVL1-text">
      <style:text-properties style:font-name="ZapfDingbats"/>
    </style:style>
    <style:style style:family="text" style:name="WW8Num24z0-text" style:display-name="WW8Num24z0_text" style:next-style-name="WW8Num24z0-text">
      <style:text-properties style:font-name="ZapfDingbats, 'Zapf Dingbats'"/>
    </style:style>
    <style:style style:family="text" style:name="WW8Num17z0-text" style:display-name="WW8Num17z0_text" style:next-style-name="WW8Num17z0-text">
      <style:text-properties style:font-name="Symbol"/>
    </style:style>
    <style:style style:family="text" style:name="WW-CharLFO3LVL1-text" style:display-name="WW_CharLFO3LVL1_text" style:next-style-name="WW-CharLFO3LVL1-text">
      <style:text-properties style:font-name="Symbol"/>
    </style:style>
    <style:style style:family="text" style:name="WW8Num8z1-text" style:display-name="WW8Num8z1_text" style:next-style-name="WW8Num8z1-text">
      <style:text-properties style:font-name="Courier New"/>
    </style:style>
    <style:style style:family="text" style:name="WW8Num22z0-text" style:display-name="WW8Num22z0_text" style:next-style-name="WW8Num22z0-text">
      <style:text-properties style:font-name="ZapfDingbats, 'Zapf Dingbats'"/>
    </style:style>
    <style:style style:family="text" style:name="WW8Num36z1-text" style:display-name="WW8Num36z1_text" style:next-style-name="WW8Num36z1-text">
      <style:text-properties style:font-name="Symbol"/>
    </style:style>
    <style:style style:family="text" style:name="WW8Num3z0-text" style:display-name="WW8Num3z0_text" style:next-style-name="WW8Num3z0-text">
      <style:text-properties style:font-name="ZapfDingbats, 'Zapf Dingbats'"/>
    </style:style>
    <style:style style:family="text" style:name="WW8Num8z0-text" style:display-name="WW8Num8z0_text" style:next-style-name="WW8Num8z0-text">
      <style:text-properties style:font-name="Wingdings"/>
    </style:style>
    <style:style style:family="text" style:name="WW8Num14z3-text" style:display-name="WW8Num14z3_text" style:next-style-name="WW8Num14z3-text">
      <style:text-properties style:font-name="Symbol"/>
    </style:style>
    <style:style style:family="text" style:name="WW-CharLFO3LVL5-text" style:display-name="WW_CharLFO3LVL5_text" style:next-style-name="WW-CharLFO3LVL5-text">
      <style:text-properties style:font-name="Courier New"/>
    </style:style>
    <style:style style:family="text" style:name="Internet-link-text" style:display-name="Internet link_text" style:next-style-name="Internet-link-text">
      <style:text-properties fo:color="#0000ff" style:text-underline-type="single"/>
    </style:style>
    <style:style style:family="text" style:name="WW8Num13z0-text" style:display-name="WW8Num13z0_text" style:next-style-name="WW8Num13z0-text">
      <style:text-properties style:font-name="Wingdings"/>
    </style:style>
    <style:style style:family="text" style:name="WW8Num5z0-text" style:display-name="WW8Num5z0_text" style:next-style-name="WW8Num5z0-text">
      <style:text-properties style:font-name="ZapfDingbats, 'Zapf Dingbats'"/>
    </style:style>
    <style:style style:family="text" style:name="WW8Num11z3-text" style:display-name="WW8Num11z3_text" style:next-style-name="WW8Num11z3-text">
      <style:text-properties style:font-name="Symbol"/>
    </style:style>
    <style:style style:family="text" style:name="WW8Num35z0-text" style:display-name="WW8Num35z0_text" style:next-style-name="WW8Num35z0-text">
      <style:text-properties style:font-name="Symbol"/>
    </style:style>
    <style:style style:family="text" style:name="WW8Num12z0-text" style:display-name="WW8Num12z0_text" style:next-style-name="WW8Num12z0-text">
      <style:text-properties style:font-name="Wingdings"/>
    </style:style>
    <style:style style:family="text" style:name="WW8Num28z0-text" style:display-name="WW8Num28z0_text" style:next-style-name="WW8Num28z0-text">
      <style:text-properties style:font-name="ZapfDingbats, 'Zapf Dingbats'"/>
    </style:style>
    <style:style style:family="text" style:name="WW8Num4z0-text" style:display-name="WW8Num4z0_text" style:next-style-name="WW8Num4z0-text">
      <style:text-properties style:font-name="Symbol"/>
    </style:style>
    <style:style style:family="text" style:name="WW8Num9z0-text" style:display-name="WW8Num9z0_text" style:next-style-name="WW8Num9z0-text">
      <style:text-properties style:font-name="Symbol"/>
    </style:style>
    <style:style style:family="text" style:name="WW8Num1z0-text" style:display-name="WW8Num1z0_text" style:next-style-name="WW8Num1z0-text">
      <style:text-properties style:font-name="ZapfDingbats, 'Zapf Dingbats'"/>
    </style:style>
    <style:style style:family="text" style:name="WW-CharLFO3LVL3-text" style:display-name="WW_CharLFO3LVL3_text" style:next-style-name="WW-CharLFO3LVL3-text">
      <style:text-properties style:font-name="Wingdings"/>
    </style:style>
    <style:style style:family="text" style:name="WW8Num8z3-text" style:display-name="WW8Num8z3_text" style:next-style-name="WW8Num8z3-text">
      <style:text-properties style:font-name="Symbol"/>
    </style:style>
    <style:style style:family="text" style:name="WW8Num14z1-text" style:display-name="WW8Num14z1_text" style:next-style-name="WW8Num14z1-text">
      <style:text-properties style:font-name="Courier New"/>
    </style:style>
    <style:style style:family="text" style:name="WW8Num13z3-text" style:display-name="WW8Num13z3_text" style:next-style-name="WW8Num13z3-text">
      <style:text-properties style:font-name="Symbol"/>
    </style:style>
    <style:style style:family="text" style:name="WW-CharLFO3LVL4-text" style:display-name="WW_CharLFO3LVL4_text" style:next-style-name="WW-CharLFO3LVL4-text">
      <style:text-properties style:font-name="Symbol"/>
    </style:style>
    <style:style style:family="paragraph" style:name="L--gende" style:display-name="Légende" style:parent-style-name="Normal" style:next-style-name="L--gende">
      <style:paragraph-properties fo:margin-top="0.212cm" fo:margin-bottom="0.212cm"/>
      <style:text-properties fo:font-size="12pt" fo:font-style="italic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V" style:display-name="CV" style:parent-style-name="Normal" style:next-style-name="CV">
      <style:text-properties style:font-name="News Gothic MT" fo:font-style="italic"/>
    </style:style>
    <style:style style:family="paragraph" style:name="Normal" style:display-name="Normal">
      <style:paragraph-properties fo:text-align="left" fo:line-height="100%" fo:background-color="transparent" fo:widows="2" fo:orphans="2" style:writing-mode="lr" fo:padding-bottom="0cm" fo:padding-left="0cm" fo:padding-right="0cm" fo:padding-top="0cm"/>
      <style:text-properties style:font-name="Liberation Serif" fo:font-size="12pt" fo:language="en" fo:country="US" fo:font-weight="normal" fo:text-transform="none"/>
    </style:style>
    <style:style style:family="paragraph" style:name="Paragraphe-de-liste" style:display-name="Paragraphe de liste" style:parent-style-name="Normal" style:next-style-name="Paragraphe-de-liste">
      <style:paragraph-properties fo:text-indent="0cm" fo:margin-left="1.27cm" fo:margin-right="0cm"/>
    </style:style>
    <style:style style:family="paragraph" style:name="Heading" style:display-name="Heading" style:parent-style-name="Normal" style:next-style-name="Corps-de-texte">
      <style:paragraph-properties fo:margin-top="0.423cm" fo:margin-bottom="0.212cm" fo:keep-with-next="always"/>
      <style:text-properties style:font-name="Liberation Sans" fo:font-size="14pt"/>
    </style:style>
    <style:style style:family="paragraph" style:name="Retrait-corps-de-texte" style:display-name="Retrait corps de texte" style:parent-style-name="Normal" style:next-style-name="Retrait-corps-de-texte">
      <style:paragraph-properties fo:text-align="justify" fo:text-indent="0cm" fo:margin-left="1.249cm" fo:margin-right="0cm"/>
    </style:style>
    <style:style style:family="paragraph" style:name="Titre-1" style:display-name="Titre 1" style:parent-style-name="Normal" style:next-style-name="Normal">
      <style:paragraph-properties fo:text-align="center" fo:keep-with-next="always" fo:border-left="1.5pt solid #000000" fo:border-right="1.5pt solid #000000" fo:border-top="1.5pt solid #000000" fo:border-bottom="1.5pt solid #000000" fo:padding-left="0.141cm" fo:padding-right="0.141cm" fo:padding-top="0.035cm"/>
      <style:text-properties fo:font-weight="bold"/>
    </style:style>
    <style:style style:family="paragraph" style:name="Titre-2" style:display-name="Titre 2" style:parent-style-name="Normal" style:next-style-name="Normal">
      <style:paragraph-properties fo:keep-with-next="always"/>
      <style:text-properties fo:font-weight="bold"/>
    </style:style>
    <style:style style:family="paragraph" style:name="Corps-de-texte" style:display-name="Corps de texte" style:parent-style-name="Normal" style:next-style-name="Corps-de-texte">
      <style:paragraph-properties fo:text-align="center"/>
      <style:text-properties fo:font-size="16pt" fo:font-weight="bold"/>
    </style:style>
    <style:style style:family="paragraph" style:name="Titre-4" style:display-name="Titre 4" style:parent-style-name="Normal" style:next-style-name="Normal">
      <style:paragraph-properties fo:keep-with-next="always" fo:border-left="0.51pt solid #000000" fo:border-right="0.51pt solid #000000" fo:border-top="0.51pt solid #000000" fo:border-bottom="0.51pt solid #000000" fo:padding-left="0.141cm" fo:padding-right="0.141cm" fo:padding-top="0.035cm"/>
      <style:text-properties style:font-name="News Gothic MT" fo:font-size="12pt" fo:font-style="italic" fo:font-weight="bold"/>
    </style:style>
    <style:style style:family="paragraph" style:name="Titre-5" style:display-name="Titre 5" style:parent-style-name="Normal" style:next-style-name="Normal">
      <style:paragraph-properties fo:text-align="center" fo:keep-with-next="always" fo:border-left="0.51pt solid #000000" fo:border-right="0.51pt solid #000000" fo:border-top="0.51pt solid #000000" fo:border-bottom="0.51pt solid #000000" fo:padding-left="0.141cm" fo:padding-right="0.141cm" fo:padding-top="0.035cm"/>
      <style:text-properties style:font-name="News Gothic MT" fo:font-size="12pt" fo:font-style="italic" fo:font-weight="bold"/>
    </style:style>
    <style:style style:family="paragraph" style:name="Titre-6" style:display-name="Titre 6" style:parent-style-name="Normal" style:next-style-name="Normal">
      <style:paragraph-properties fo:text-align="center" fo:keep-with-next="always"/>
      <style:text-properties style:font-name="News Gothic MT" fo:font-style="italic"/>
    </style:style>
    <style:style style:family="paragraph" style:name="Retrait-corps-de-texte-2" style:display-name="Retrait corps de texte 2" style:parent-style-name="Normal" style:next-style-name="Retrait-corps-de-texte-2">
      <style:paragraph-properties fo:text-indent="0cm" fo:margin-left="1.249cm" fo:margin-right="0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graphic" style:name="Frame" style:display-name="Frame"/>
  </office:styles>
  <office:automatic-styles>
    <style:page-layout style:name="Standard">
      <style:page-layout-properties fo:page-width="21.000000cm" fo:page-height="29.700000cm" style:print-orientation="portrait" fo:margin-top="2.499cm" fo:margin-bottom="2.499cm" fo:margin-left="2.499cm" fo:margin-right="2.499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dc:title>Patrick Drai</dc:title>
    <meta:initial-creator>pat</meta:initial-creator>
    <meta:creation-date>2017-05-07T19:48:00Z</meta:creation-date>
    <dc:date>Mon Sep 25 11:58:07 2017
</dc:date>
    <meta:print-date>2004-01-07T22:21:00Z</meta:print-date>
  </office:meta>
</office:document-meta>
</file>